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style:style>
    <style:style style:name="P2" style:parent-style-name="Normal" style:family="paragraph">
      <style:text-properties fo:font-weight="bold" style:font-weight-asian="bold"/>
    </style:style>
    <style:style style:name="P3" style:parent-style-name="Normal" style:family="paragraph">
      <style:paragraph-properties fo:text-align="justify"/>
    </style:style>
    <style:style style:name="T4" style:parent-style-name="Policepardéfaut" style:family="text">
      <style:text-properties fo:font-style="italic" style:font-style-asian="italic"/>
    </style:style>
    <style:style style:name="T5" style:parent-style-name="Policepardéfaut" style:family="text">
      <style:text-properties fo:font-style="italic" style:font-style-asian="italic"/>
    </style:style>
    <style:style style:name="P6" style:parent-style-name="Normal" style:family="paragraph">
      <style:text-properties fo:font-weight="bold" style:font-weight-asian="bold"/>
    </style:style>
    <style:style style:name="P7" style:parent-style-name="Normal" style:family="paragraph">
      <style:paragraph-properties fo:text-align="justify"/>
    </style:style>
  </office:automatic-styles>
  <office:body>
    <office:text text:use-soft-page-breaks="true">
      <text:p text:style-name="P1">Projet 1, expérience 1</text:p>
      <text:p text:style-name="Normal"/>
      <text:h text:style-name="Titre1" text:outline-level="1">Réponse aux questions</text:h>
      <text:p text:style-name="P2">Pourquoi parle-t-on de capteur capacitif ?</text:p>
      <text:p text:style-name="P3">Un capteur capacitif est un capteur qui permet de détecter la présence d’un objet. Or dans notre expérience selon si l’on touche l’électrode ou non le signal visualiser sur<text:s/><text:span text:style-name="T4">prossesing</text:span><text:span text:style-name="T5"><text:s/></text:span>a une amplitude plus ou moins importante<text:s/>(l’amplitude<text:s/>est plus importante quand l’électrode n’est pas en<text:s/>contact<text:s/>avec un objet ou corps humain et inversement). Ainsi comme lorsqu’il y a<text:s/>quelqu’un qui touche l’électrode il y a un changement de de signal on peut alors comparer celle-ci à un capteur capacitif.</text:p>
      <text:p text:style-name="Normal"/>
      <text:p text:style-name="P6">Déduisez-en quel composant le corps humain remplace dans le montage.<text:s/>Pourquoi le signal diminue-t-il ?</text:p>
      <text:p text:style-name="P7">Dans ce montage le corps humain permet de remplacer un fil électrique car<text:s/>tous les deux conduisent le<text:s/>courant<text:s/>électrique. De plus comme le corps humain conduit le courant, quand celui-ci touche l’électrode le courant circule dans celui-ci. Or d’après la loi des nœuds : la somme des courants entrant dans un nœud est la même que les courants sortant. Mais le corps humain le peu pas restituer le courant du fait qu’il ne soit pas relié une à un autre endroit du<text:s/>circuit. Ainsi de<text:s/>ce fait le courant entrant dans le corps humain<text:s/>est « perdu ». Donc c’est pour cela que quand on touche l’électrode que le signal diminue car moins de courant retourne à l’Arduin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ESSENS VALENTIN</meta:initial-creator>
    <dc:creator>NAESSENS VALENTIN</dc:creator>
    <meta:creation-date>2016-11-14T13:20:00Z</meta:creation-date>
    <dc:date>2016-11-14T14:27:00Z</dc:date>
    <meta:template xlink:href="Normal" xlink:type="simple"/>
    <meta:editing-cycles>1</meta:editing-cycles>
    <meta:editing-duration>PT3840S</meta:editing-duration>
    <meta:document-statistic meta:page-count="1" meta:paragraph-count="2" meta:word-count="207" meta:character-count="1345" meta:row-count="9" meta:non-whitespace-character-count="1140"/>
  </office:meta>
</office:document-meta>
</file>